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63000001630633653DA5B4062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44cm" svg:height="7.044cm" svg:x="7.461cm" svg:y="11.615cm">
          <draw:image xlink:href="Pictures/1000000000000163000001630633653DA5B406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4:20.145626993</meta:creation-date>
    <dc:date>2018-04-17T16:04:36.958783240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